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obyčejné"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4" style:family="graphic" style:parent-style-name="standard">
      <style:graphic-properties svg:stroke-width="0.03cm" svg:stroke-color="#ff0000" draw:marker-start-width="0.245cm" draw:marker-end-width="0.245cm" draw:fill="none" draw:textarea-horizontal-align="justify" draw:textarea-vertical-align="middle" draw:auto-grow-height="false" fo:padding-top="0.14cm" fo:padding-bottom="0.14cm" fo:padding-left="0.265cm" fo:padding-right="0.265cm" draw:shadow="hidden"/>
    </style:style>
    <style:style style:name="gr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6" style:family="graphic" style:parent-style-name="objectwithoutfill">
      <style:graphic-properties svg:stroke-width="0.03cm" svg:stroke-color="#0000ff" draw:marker-start-width="0.245cm" draw:marker-end-width="0.245cm" draw:fill="none" draw:textarea-vertical-align="middle" fo:padding-top="0.14cm" fo:padding-bottom="0.14cm" fo:padding-left="0.265cm" fo:padding-right="0.265cm"/>
    </style:style>
    <style:style style:name="gr7" style:family="graphic" style:parent-style-name="standard">
      <style:graphic-properties svg:stroke-width="0.03cm" svg:stroke-color="#ff0000" draw:marker-start="Arrow" draw:marker-start-width="0.1cm" draw:marker-end="" draw:marker-end-width="0.245cm" draw:fill="none" draw:textarea-horizontal-align="justify" draw:textarea-vertical-align="middle" draw:auto-grow-height="false" fo:padding-top="0.14cm" fo:padding-bottom="0.14cm" fo:padding-left="0.265cm" fo:padding-right="0.265cm" draw:shadow="hidden"/>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graphic-properties svg:stroke-width="0.03cm" svg:stroke-color="#999999" draw:marker-start-width="0.245cm" draw:marker-end-width="0.245cm" draw:fill="none" draw:textarea-vertical-align="middle" draw:auto-grow-height="false" fo:min-height="0.749cm" fo:min-width="0.499cm" fo:padding-top="0.14cm" fo:padding-bottom="0.14cm" fo:padding-left="0.265cm" fo:padding-right="0.265cm"/>
    </style:style>
    <style:style style:name="gr10"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11" style:family="graphic" style:parent-style-name="objectwithoutfill">
      <style:graphic-properties svg:stroke-width="0.05cm" svg:stroke-color="#000000" draw:marker-start-width="0.275cm" draw:marker-end="Arrow" draw:marker-end-width="0.2cm" draw:fill="none" draw:textarea-vertical-align="middle" fo:padding-top="0.15cm" fo:padding-bottom="0.15cm" fo:padding-left="0.275cm" fo:padding-right="0.275cm"/>
    </style:style>
    <style:style style:name="gr12" style:family="graphic" style:parent-style-name="standard">
      <style:graphic-properties draw:stroke="none" draw:stroke-dash="Dashed_20__28_var_29_" svg:stroke-width="0.02cm" svg:stroke-color="#000000" draw:marker-start-width="0.23cm" draw:marker-end-width="0.23cm" draw:fill="solid" draw:fill-color="#cfe7f5" draw:opacity="70%" draw:textarea-horizontal-align="justify" draw:textarea-vertical-align="middle" draw:auto-grow-height="false" fo:padding-top="0.135cm" fo:padding-bottom="0.135cm" fo:padding-left="0.26cm" fo:padding-right="0.26cm" draw:shadow="hidden" draw:shadow-opacity="70%"/>
    </style:style>
    <style:style style:name="gr13" style:family="graphic" style:parent-style-name="objectwithoutfill">
      <style:graphic-properties draw:fill="none" draw:textarea-vertical-align="middle"/>
    </style:style>
    <style:style style:name="gr14" style:family="graphic" style:parent-style-name="standard">
      <style:graphic-properties draw:stroke="dash" draw:stroke-dash="Dashed_20__28_var_29_" svg:stroke-width="0.02cm" svg:stroke-color="#000000" draw:marker-start-width="0.23cm" draw:marker-end-width="0.23cm" draw:fill="solid" draw:fill-color="#cfe7f5" draw:textarea-horizontal-align="justify" draw:textarea-vertical-align="middle" draw:auto-grow-height="false" fo:padding-top="0.135cm" fo:padding-bottom="0.135cm" fo:padding-left="0.26cm" fo:padding-right="0.26cm"/>
    </style:style>
    <style:style style:name="gr15"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6" style:family="graphic" style:parent-style-name="objectwithoutfill">
      <style:graphic-properties svg:stroke-width="0.03cm" svg:stroke-color="#0000ff" draw:marker-start="" draw:marker-start-width="0.2cm" draw:marker-end="Symmetric_20_Arrow" draw:marker-end-width="0.2cm" draw:fill="none" draw:textarea-vertical-align="middle" fo:padding-top="0.14cm" fo:padding-bottom="0.14cm" fo:padding-left="0.265cm" fo:padding-right="0.265cm"/>
    </style:style>
    <style:style style:name="gr17" style:family="graphic" style:parent-style-name="objectwithoutfill">
      <style:graphic-properties draw:stroke="dash" draw:stroke-dash="Dashed_20__28_var_29_" svg:stroke-width="0.02cm" draw:marker-start-width="0.23cm" draw:marker-end-width="0.23cm" draw:fill="none" draw:textarea-vertical-align="middle" fo:padding-top="0.135cm" fo:padding-bottom="0.135cm" fo:padding-left="0.26cm" fo:padding-right="0.26cm"/>
    </style:style>
    <style:style style:name="gr18" style:family="graphic" style:parent-style-name="objectwithoutfill">
      <style:graphic-properties svg:stroke-width="0.05cm" draw:marker-start-width="0.275cm" draw:marker-end="Arrow" draw:marker-end-width="0.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solid" draw:fill-color="#ffffff" draw:textarea-horizontal-align="left" draw:auto-grow-height="true" draw:auto-grow-width="true" fo:min-height="0cm" fo:min-width="0cm" fo:padding-top="0cm" fo:padding-bottom="0cm" fo:padding-left="0cm" fo:padding-right="0cm"/>
    </style:style>
    <style:style style:name="gr20" style:family="graphic" style:parent-style-name="standard">
      <style:graphic-properties svg:stroke-width="0.03cm" svg:stroke-color="#ff0000" draw:marker-start-width="0.245cm" draw:marker-end-width="0.245cm" draw:fill="none" draw:textarea-vertical-align="middle" draw:auto-grow-height="false" fo:min-height="0.749cm" fo:min-width="0.499cm" fo:padding-top="0.14cm" fo:padding-bottom="0.14cm" fo:padding-left="0.265cm" fo:padding-right="0.265cm"/>
    </style:style>
    <style:style style:name="gr21"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draw:shadow="hidden"/>
    </style:style>
    <style:style style:name="gr22" style:family="graphic" style:parent-style-name="standard">
      <style:graphic-properties svg:stroke-color="#000000" draw:fill="solid" draw:fill-color="#ffd320" draw:textarea-horizontal-align="justify" draw:textarea-vertical-align="middle" draw:auto-grow-height="false"/>
    </style:style>
    <style:style style:name="gr23" style:family="graphic" style:parent-style-name="objectwithoutfill">
      <style:graphic-properties svg:stroke-width="0.03cm" svg:stroke-color="#0000ff" draw:marker-start-width="0.245cm" draw:marker-end="Symmetric_20_Arrow" draw:marker-end-width="0.2cm" draw:fill="none" draw:textarea-vertical-align="middle" fo:padding-top="0.14cm" fo:padding-bottom="0.14cm" fo:padding-left="0.265cm" fo:padding-right="0.265cm"/>
    </style:style>
    <style:style style:name="gr24" style:family="graphic" style:parent-style-name="objectwithoutfill">
      <style:graphic-properties svg:stroke-width="0.05cm" draw:marker-start-width="0.275cm" draw:marker-end="" draw:marker-end-width="0.37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font-size="10pt" fo:font-style="italic" style:font-size-asian="10pt" style:font-style-asian="italic" style:font-size-complex="10pt" style:font-style-complex="italic"/>
    </style:style>
    <style:style style:name="P4" style:family="paragraph">
      <style:text-properties fo:font-size="18pt"/>
    </style:style>
    <style:style style:name="P5" style:family="paragraph">
      <style:text-properties style:font-name="Arial" fo:font-size="10pt" style:font-size-asian="10pt" style:font-size-complex="10pt"/>
    </style:style>
    <style:style style:name="P6" style:family="paragraph">
      <style:text-properties fo:color="#0000ff" style:font-name="Arial" fo:font-size="10pt" style:font-size-asian="10pt" style:font-size-complex="10pt"/>
    </style:style>
    <style:style style:name="P7" style:family="paragraph">
      <style:text-properties fo:color="#ff0000" style:font-name="Arial" fo:font-size="10pt" style:font-size-asian="10pt" style:font-size-complex="10pt"/>
    </style:style>
    <style:style style:name="T1" style:family="text">
      <style:text-properties fo:font-size="10pt" style:font-size-asian="10pt" style:font-size-complex="10pt"/>
    </style:style>
    <style:style style:name="T2" style:family="text">
      <style:text-properties style:text-position="sub 58%" fo:font-size="10pt" style:font-size-asian="10pt" style:font-size-complex="10pt"/>
    </style:style>
    <style:style style:name="T3" style:family="text">
      <style:text-properties style:text-position="0% 100%" fo:font-size="10pt" style:font-size-asian="10pt" style:font-size-complex="10pt"/>
    </style:style>
    <style:style style:name="T4" style:family="text">
      <style:text-properties style:font-name="Liberation Sans3" fo:font-size="10pt" style:font-name-asian="Liberation Sans3" style:font-size-asian="10pt" style:font-name-complex="Liberation Sans3" style:font-size-complex="10pt"/>
    </style:style>
    <style:style style:name="T5" style:family="text">
      <style:text-properties style:text-position="0% 100%" style:font-name="Liberation Sans3" fo:font-size="10pt" style:font-name-asian="Liberation Sans3" style:font-size-asian="10pt" style:font-name-complex="Liberation Sans3" style:font-size-complex="10pt"/>
    </style:style>
    <style:style style:name="T6" style:family="text">
      <style:text-properties style:text-position="super 58%" style:font-name="Liberation Sans3" fo:font-size="10pt" style:font-name-asian="Liberation Sans3" style:font-size-asian="10pt" style:font-name-complex="Liberation Sans3" style:font-size-complex="10pt"/>
    </style:style>
    <style:style style:name="T7" style:family="text">
      <style:text-properties style:font-name="Liberation Sans3" fo:font-size="10pt" fo:font-style="italic" style:font-name-asian="Liberation Sans3" style:font-size-asian="10pt" style:font-style-asian="italic" style:font-name-complex="Liberation Sans3" style:font-size-complex="10pt" style:font-style-complex="italic"/>
    </style:style>
    <style:style style:name="T8" style:family="text">
      <style:text-properties style:text-position="sub 58%" style:font-name="Liberation Sans3" fo:font-size="10pt" style:font-name-asian="Liberation Sans3" style:font-size-asian="10pt" style:font-name-complex="Liberation Sans3" style:font-size-complex="10pt"/>
    </style:style>
    <style:style style:name="T9" style:family="text">
      <style:text-properties fo:font-size="18pt"/>
    </style:style>
    <style:style style:name="T10" style:family="text">
      <style:text-properties style:font-name="Arial" fo:font-size="10pt" style:font-size-asian="10pt" style:font-size-complex="10pt"/>
    </style:style>
    <style:style style:name="T11" style:family="text">
      <style:text-properties fo:color="#0000ff" style:font-name="Arial" fo:font-size="10pt" style:font-name-asian="Liberation Sans3" style:font-size-asian="10pt" style:font-name-complex="Liberation Sans3" style:font-size-complex="10pt"/>
    </style:style>
    <style:style style:name="T12" style:family="text">
      <style:text-properties fo:color="#0000ff" style:text-position="0% 100%" style:font-name="Arial" fo:font-size="10pt" fo:font-weight="bold" style:font-name-asian="Liberation Sans3" style:font-size-asian="10pt" style:font-weight-asian="bold" style:font-name-complex="Liberation Sans3" style:font-size-complex="10pt" style:font-weight-complex="bold"/>
    </style:style>
    <style:style style:name="T13" style:family="text">
      <style:text-properties fo:color="#0000ff" style:text-position="0% 100%" style:font-name="Arial" fo:font-size="10pt" style:font-name-asian="Liberation Sans3" style:font-size-asian="10pt" style:font-name-complex="Liberation Sans3" style:font-size-complex="10pt"/>
    </style:style>
    <style:style style:name="T14" style:family="text">
      <style:text-properties fo:color="#0000ff" style:text-position="0% 100%" style:font-name="Arial2" fo:font-size="10pt" style:font-name-asian="Arial2" style:font-size-asian="10pt" style:font-name-complex="Arial2" style:font-size-complex="10pt"/>
    </style:style>
    <style:style style:name="T15" style:family="text">
      <style:text-properties fo:color="#0000ff" style:text-position="0% 100%" style:font-name="Arial2" fo:font-size="10pt" style:font-name-asian="Liberation Sans3" style:font-size-asian="10pt" style:font-name-complex="Liberation Sans3" style:font-size-complex="10pt"/>
    </style:style>
    <style:style style:name="T16" style:family="text">
      <style:text-properties fo:color="#0000ff" style:text-position="super 58%" style:font-name="Arial" fo:font-size="10pt" style:font-name-asian="Liberation Sans3" style:font-size-asian="10pt" style:font-name-complex="Liberation Sans3" style:font-size-complex="10pt"/>
    </style:style>
    <style:style style:name="T17" style:family="text">
      <style:text-properties fo:color="#ff0000" style:font-name="Arial" fo:font-size="10pt" style:font-size-asian="10pt" style:font-size-complex="10pt"/>
    </style:style>
    <style:style style:name="T18" style:family="text">
      <style:text-properties fo:color="#ff0000" style:text-position="sub 70%" style:font-name="Arial" fo:font-size="10pt" style:font-size-asian="10pt" style:font-size-complex="10pt"/>
    </style:style>
    <style:style style:name="T19" style:family="text">
      <style:text-properties fo:color="#ff0000" style:font-name="Arial2" fo:font-size="10pt" style:font-name-asian="Arial2" style:font-size-asian="10pt" style:font-name-complex="Arial2" style:font-size-complex="10pt"/>
    </style:style>
    <style:style style:name="T20" style:family="text">
      <style:text-properties style:text-position="sub 70%"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custom-shape draw:style-name="gr1" draw:text-style-name="P1" draw:layer="layout" svg:width="8cm" svg:height="7cm" svg:x="2.006cm" svg:y="4.016cm">
          <text:p/>
          <draw:enhanced-geometry svg:viewBox="0 0 21600 21600" draw:type="rectangle" draw:enhanced-path="M 0 0 L 21600 0 21600 21600 0 21600 0 0 Z N"/>
        </draw:custom-shape>
        <draw:frame draw:style-name="gr2" draw:layer="layout" svg:width="9.316cm" svg:height="0.962cm" svg:x="1.281cm" svg:y="1.531cm">
          <draw:text-box>
            <text:p>Obrázky ke komplexním číslům</text:p>
          </draw:text-box>
        </draw:frame>
        <draw:frame draw:style-name="gr2" draw:text-style-name="P2" draw:layer="layout" svg:width="0.951cm" svg:height="0.645cm" svg:x="8.378cm" svg:y="8.211cm">
          <draw:text-box>
            <text:p><text:span text:style-name="T1">Re</text:span></text:p>
          </draw:text-box>
        </draw:frame>
        <draw:frame draw:style-name="gr2" draw:text-style-name="P2" draw:layer="layout" svg:width="0.9cm" svg:height="0.645cm" svg:x="2.673cm" svg:y="4.273cm">
          <draw:text-box>
            <text:p><text:span text:style-name="T1">Im</text:span></text:p>
          </draw:text-box>
        </draw:frame>
        <draw:line draw:style-name="gr3" draw:text-style-name="P1" draw:layer="layout" svg:x1="5.688cm" svg:y1="6.168cm" svg:x2="5.688cm" svg:y2="10.033cm">
          <text:p/>
        </draw:line>
        <draw:line draw:style-name="gr3" draw:text-style-name="P1" draw:layer="layout" svg:x1="5.688cm" svg:y1="6.168cm" svg:x2="3.645cm" svg:y2="6.168cm">
          <text:p/>
        </draw:line>
        <draw:frame draw:style-name="gr2" draw:text-style-name="P2" draw:layer="layout" svg:width="2.237cm" svg:height="0.761cm" svg:x="5.507cm" svg:y="5.512cm">
          <draw:text-box>
            <text:p><text:span text:style-name="T1">Z</text:span><text:span text:style-name="T2">1 </text:span><text:span text:style-name="T3">= (a</text:span><text:span text:style-name="T2">1</text:span><text:span text:style-name="T3">, a</text:span><text:span text:style-name="T2">2</text:span><text:span text:style-name="T3">)</text:span></text:p>
          </draw:text-box>
        </draw:frame>
        <draw:line draw:style-name="gr3" draw:text-style-name="P1" draw:layer="layout" svg:x1="4.409cm" svg:y1="5.376cm" svg:x2="4.409cm" svg:y2="8.064cm">
          <text:p/>
        </draw:line>
        <draw:line draw:style-name="gr3" draw:text-style-name="P1" draw:layer="layout" svg:x1="4.439cm" svg:y1="5.404cm" svg:x2="3.617cm" svg:y2="5.404cm">
          <text:p/>
        </draw:line>
        <draw:frame draw:style-name="gr2" draw:text-style-name="P2" draw:layer="layout" svg:width="2.279cm" svg:height="0.761cm" svg:x="4.24cm" svg:y="4.672cm">
          <draw:text-box>
            <text:p><text:span text:style-name="T1">Z</text:span><text:span text:style-name="T2">2</text:span><text:span text:style-name="T3"> = (b</text:span><text:span text:style-name="T2">1</text:span><text:span text:style-name="T3">, b</text:span><text:span text:style-name="T2">2</text:span><text:span text:style-name="T3">)</text:span></text:p>
          </draw:text-box>
        </draw:frame>
        <draw:polyline draw:style-name="gr4" draw:text-style-name="P1" draw:layer="layout" svg:width="2.799cm" svg:height="2.792cm" svg:x="3.66cm" svg:y="5.27cm" svg:viewBox="0 0 2800 2793" draw:points="0,0 292,16 573,58 844,126 1102,218 1347,334 1577,472 1791,630 1987,808 2166,1004 2325,1218 2463,1447 2579,1692 2672,1949 2740,2220 2783,2501 2800,2793">
          <text:p/>
        </draw:polyline>
        <draw:frame draw:style-name="gr2" draw:text-style-name="P2" draw:layer="layout" svg:width="1.272cm" svg:height="0.761cm" svg:x="4.585cm" svg:y="6.988cm">
          <draw:text-box>
            <text:p><text:span text:style-name="T4">│</text:span><text:span text:style-name="T1">Z</text:span><text:span text:style-name="T2">1</text:span><text:span text:style-name="T5">│</text:span></text:p>
          </draw:text-box>
        </draw:frame>
        <draw:frame draw:style-name="gr5" draw:text-style-name="P2" draw:layer="layout" svg:width="1.272cm" svg:height="0.761cm" svg:x="3.885cm" svg:y="6.288cm">
          <draw:text-box>
            <text:p><text:span text:style-name="T4">│</text:span><text:span text:style-name="T1">Z</text:span><text:span text:style-name="T2">2</text:span><text:span text:style-name="T5">│</text:span></text:p>
          </draw:text-box>
        </draw:frame>
        <draw:line draw:style-name="gr6" draw:text-style-name="P1" draw:layer="layout" svg:x1="3.639cm" svg:y1="8.062cm" svg:x2="5.715cm" svg:y2="6.158cm">
          <text:p/>
        </draw:line>
        <draw:line draw:style-name="gr6" draw:text-style-name="P1" draw:layer="layout" svg:x1="3.634cm" svg:y1="8.073cm" svg:x2="4.392cm" svg:y2="5.375cm">
          <text:p/>
        </draw:line>
        <draw:line draw:style-name="gr6" draw:text-style-name="P1" draw:layer="layout" svg:x1="3.644cm" svg:y1="8.078cm" svg:x2="5.72cm" svg:y2="10.007cm">
          <text:p/>
        </draw:line>
        <draw:line draw:style-name="gr3" draw:text-style-name="P1" draw:layer="layout" svg:x1="5.704cm" svg:y1="9.983cm" svg:x2="3.661cm" svg:y2="9.983cm">
          <text:p/>
        </draw:line>
        <draw:frame draw:style-name="gr2" draw:text-style-name="P2" draw:layer="layout" svg:width="2.521cm" svg:height="0.775cm" svg:x="5.654cm" svg:y="9.464cm">
          <draw:text-box>
            <text:p><text:span text:style-name="T1">Z</text:span><text:span text:style-name="T6">*</text:span><text:span text:style-name="T2">1 </text:span><text:span text:style-name="T3">= (a</text:span><text:span text:style-name="T2">1</text:span><text:span text:style-name="T3">, </text:span><text:span text:style-name="T5">−</text:span><text:span text:style-name="T3">a</text:span><text:span text:style-name="T2">2</text:span><text:span text:style-name="T3">)</text:span></text:p>
          </draw:text-box>
        </draw:frame>
        <draw:frame draw:style-name="gr2" draw:text-style-name="P2" draw:layer="layout" svg:width="1.272cm" svg:height="0.761cm" svg:x="4.385cm" svg:y="8.488cm">
          <draw:text-box>
            <text:p><text:span text:style-name="T4">│</text:span><text:span text:style-name="T1">Z</text:span><text:span text:style-name="T2">1</text:span><text:span text:style-name="T5">│</text:span></text:p>
          </draw:text-box>
        </draw:frame>
        <draw:custom-shape draw:style-name="gr1" draw:text-style-name="P1" draw:layer="layout" svg:width="8cm" svg:height="7cm" svg:x="2.007cm" svg:y="12.517cm">
          <text:p/>
          <draw:enhanced-geometry svg:viewBox="0 0 21600 21600" draw:type="rectangle" draw:enhanced-path="M 0 0 L 21600 0 21600 21600 0 21600 0 0 Z N"/>
        </draw:custom-shape>
        <draw:frame draw:style-name="gr2" draw:text-style-name="P2" draw:layer="layout" svg:width="0.951cm" svg:height="0.645cm" svg:x="8.079cm" svg:y="16.812cm">
          <draw:text-box>
            <text:p><text:span text:style-name="T1">Re</text:span></text:p>
          </draw:text-box>
        </draw:frame>
        <draw:frame draw:style-name="gr2" draw:text-style-name="P2" draw:layer="layout" svg:width="0.9cm" svg:height="0.645cm" svg:x="3.474cm" svg:y="12.874cm">
          <draw:text-box>
            <text:p><text:span text:style-name="T1">Im</text:span></text:p>
          </draw:text-box>
        </draw:frame>
        <draw:frame draw:style-name="gr2" draw:text-style-name="P2" draw:layer="layout" svg:width="2.262cm" svg:height="0.761cm" svg:x="6.308cm" svg:y="14.113cm">
          <draw:text-box>
            <text:p><text:span text:style-name="T1">Z</text:span><text:span text:style-name="T2"> </text:span><text:span text:style-name="T3">= a</text:span><text:span text:style-name="T2">1</text:span><text:span text:style-name="T3"> + i a</text:span><text:span text:style-name="T2">2</text:span></text:p>
          </draw:text-box>
        </draw:frame>
        <draw:polyline draw:style-name="gr7" draw:text-style-name="P1" draw:layer="layout" svg:width="0.213cm" svg:height="0.602cm" svg:x="5.102cm" svg:y="16.061cm" svg:viewBox="0 0 214 603" draw:points="0,0 54,72 100,149 139,232 171,319 193,410 208,505 214,603">
          <text:p/>
        </draw:polyline>
        <draw:frame draw:style-name="gr2" draw:text-style-name="P2" draw:layer="layout" svg:width="1.158cm" svg:height="0.645cm" svg:x="4.659cm" svg:y="15.029cm">
          <draw:text-box>
            <text:p><text:span text:style-name="T4">│</text:span><text:span text:style-name="T1">Z</text:span><text:span text:style-name="T5">│</text:span></text:p>
          </draw:text-box>
        </draw:frame>
        <draw:line draw:style-name="gr6" draw:text-style-name="P1" draw:layer="layout" svg:x1="4.442cm" svg:y1="16.686cm" svg:x2="6.516cm" svg:y2="14.759cm">
          <text:p/>
        </draw:line>
        <draw:custom-shape draw:style-name="gr8" draw:text-style-name="P1" draw:layer="layout" svg:width="0.155cm" svg:height="0.155cm" svg:x="6.421cm" svg:y="14.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777cm" svg:height="0.645cm" svg:x="5.157cm" svg:y="15.959cm">
          <draw:text-box>
            <text:p><text:span text:style-name="T7">Θ</text:span></text:p>
          </draw:text-box>
        </draw:frame>
        <draw:line draw:style-name="gr3" draw:text-style-name="P1" draw:layer="layout" svg:x1="6.489cm" svg:y1="14.778cm" svg:x2="6.489cm" svg:y2="16.679cm">
          <text:p/>
        </draw:line>
        <draw:line draw:style-name="gr3" draw:text-style-name="P1" draw:layer="layout" svg:x1="6.501cm" svg:y1="14.784cm" svg:x2="4.438cm" svg:y2="14.784cm">
          <text:p/>
        </draw:line>
        <draw:custom-shape draw:style-name="gr9" draw:text-style-name="P1" draw:layer="layout" svg:width="0.373cm" svg:height="2.042cm" draw:transform="rotate (1.5707963267949) translate (4.453cm 17.0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 draw:layer="layout" svg:width="0.373cm" svg:height="1.885cm" svg:x="4.048cm" svg:y="14.7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 draw:text-style-name="P1" draw:layer="layout" svg:x1="3.893cm" svg:y1="16.679cm" svg:x2="8.708cm" svg:y2="16.679cm">
          <text:p/>
        </draw:line>
        <draw:line draw:style-name="gr10" draw:text-style-name="P1" draw:layer="layout" svg:x1="4.441cm" svg:y1="17.056cm" svg:x2="4.441cm" svg:y2="12.912cm">
          <text:p/>
        </draw:line>
        <draw:frame draw:style-name="gr2" draw:text-style-name="P2" draw:layer="layout" svg:width="2.788cm" svg:height="0.761cm" svg:x="4.704cm" svg:y="17.059cm">
          <draw:text-box>
            <text:p><text:span text:style-name="T4">a</text:span><text:span text:style-name="T8">1</text:span><text:span text:style-name="T4"> = │Z│cos </text:span><text:span text:style-name="T7">Θ</text:span></text:p>
          </draw:text-box>
        </draw:frame>
        <draw:frame draw:style-name="gr2" draw:text-style-name="P2" draw:layer="layout" svg:width="2.686cm" svg:height="0.761cm" draw:transform="rotate (1.04091436588942) translate (2.559cm 16.104cm)">
          <draw:text-box>
            <text:p><text:span text:style-name="T4">a</text:span><text:span text:style-name="T8">2</text:span><text:span text:style-name="T4"> = │Z│sin </text:span><text:span text:style-name="T7">Θ</text:span></text:p>
          </draw:text-box>
        </draw:frame>
        <draw:line draw:style-name="gr10" draw:text-style-name="P1" draw:layer="layout" svg:x1="2.659cm" svg:y1="8.078cm" svg:x2="9.176cm" svg:y2="8.078cm">
          <text:p/>
        </draw:line>
        <draw:line draw:style-name="gr10" draw:text-style-name="P1" draw:layer="layout" svg:x1="3.64cm" svg:y1="10.522cm" svg:x2="3.64cm" svg:y2="4.311cm">
          <text:p/>
        </draw:line>
        <draw:custom-shape draw:style-name="gr8" draw:text-style-name="P1" draw:layer="layout" svg:width="0.155cm" svg:height="0.155cm" svg:x="5.613cm" svg:y="9.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155cm" svg:height="0.155cm" svg:x="5.617cm" svg:y="6.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155cm" svg:height="0.155cm" svg:x="4.315cm" svg:y="5.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Výchozí">
        <draw:custom-shape draw:style-name="gr1" draw:text-style-name="P1" draw:layer="layout" svg:width="8cm" svg:height="7cm" svg:x="2.006cm" svg:y="4.016cm">
          <text:p/>
          <draw:enhanced-geometry svg:viewBox="0 0 21600 21600" draw:type="rectangle" draw:enhanced-path="M 0 0 L 21600 0 21600 21600 0 21600 0 0 Z N"/>
        </draw:custom-shape>
        <draw:frame draw:style-name="gr2" draw:text-style-name="P4" draw:layer="layout" svg:width="8.715cm" svg:height="0.962cm" svg:x="1.281cm" svg:y="1.531cm">
          <draw:text-box>
            <text:p><text:span text:style-name="T9">Obrázky k momentu hybnosti</text:span></text:p>
          </draw:text-box>
        </draw:frame>
        <draw:frame draw:style-name="gr2" draw:text-style-name="P5" draw:layer="layout" svg:width="0.667cm" svg:height="0.64cm" svg:x="8.292cm" svg:y="8.16cm">
          <draw:text-box>
            <text:p><text:span text:style-name="T10">y</text:span></text:p>
          </draw:text-box>
        </draw:frame>
        <draw:frame draw:style-name="gr2" draw:text-style-name="P5" draw:layer="layout" svg:width="0.671cm" svg:height="0.64cm" svg:x="4.118cm" svg:y="4.024cm">
          <draw:text-box>
            <text:p><text:span text:style-name="T10">z</text:span></text:p>
          </draw:text-box>
        </draw:frame>
        <draw:frame draw:style-name="gr2" draw:text-style-name="P6" draw:layer="layout" svg:width="2.92cm" svg:height="0.66cm" svg:x="5.37cm" svg:y="5.949cm">
          <draw:text-box>
            <text:p><text:span text:style-name="T11">│</text:span><text:span text:style-name="T12">L</text:span><text:span text:style-name="T13">│= </text:span><text:span text:style-name="T14">ħ</text:span><text:span text:style-name="T15">[</text:span><text:span text:style-name="T13">l(l+1)]</text:span><text:span text:style-name="T16">1/2</text:span></text:p>
          </draw:text-box>
        </draw:frame>
        <draw:custom-shape draw:style-name="gr1" draw:text-style-name="P1" draw:layer="layout" svg:width="8cm" svg:height="7cm" svg:x="2.007cm" svg:y="12.517cm">
          <text:p/>
          <draw:enhanced-geometry svg:viewBox="0 0 21600 21600" draw:type="rectangle" draw:enhanced-path="M 0 0 L 21600 0 21600 21600 0 21600 0 0 Z N"/>
        </draw:custom-shape>
        <draw:line draw:style-name="gr11" draw:text-style-name="P1" draw:layer="layout" svg:x1="4.676cm" svg:y1="9.956cm" svg:x2="4.676cm" svg:y2="4.311cm">
          <text:p/>
        </draw:line>
        <draw:path draw:style-name="gr12" draw:text-style-name="P1" draw:layer="layout" svg:width="2.555cm" svg:height="3.34cm" svg:x="3.415cm" svg:y="4.725cm" svg:viewBox="0 0 2556 3341" svg:d="M1277 0l263 7 242 21 218 34 188 45 81 26 73 28 62 31 53 32 42 35 17 18 14 18 11 18 8 19 4 19 2 20-2 20-4 19-8 20-11 18-1278 2893-1238-2911-8-20-4-19-2-20 2-20 4-19 8-19 11-18 14-18 17-18 42-35 52-32 63-31 73-28 81-26 188-45 217-34 242-21zM0 0zM2556 744z">
          <text:p/>
        </draw:path>
        <draw:frame draw:style-name="gr2" draw:text-style-name="P5" draw:layer="layout" svg:width="0.68cm" svg:height="0.64cm" svg:x="2.424cm" svg:y="9.24cm">
          <draw:text-box>
            <text:p><text:span text:style-name="T10">x</text:span></text:p>
          </draw:text-box>
        </draw:frame>
        <draw:line draw:style-name="gr13" draw:text-style-name="P1" draw:layer="layout" svg:x1="3.429cm" svg:y1="5.158cm" svg:x2="4.672cm" svg:y2="8.081cm">
          <text:p/>
        </draw:line>
        <draw:custom-shape draw:style-name="gr14" draw:text-style-name="P1" draw:layer="layout" svg:width="2.555cm" svg:height="0.742cm" svg:x="3.41cm" svg:y="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4.676cm" svg:y1="5.46cm" svg:x2="4.676cm" svg:y2="4.653cm">
          <text:p/>
        </draw:line>
        <draw:line draw:style-name="gr16" draw:text-style-name="P1" draw:layer="layout" svg:x1="4.673cm" svg:y1="8.06cm" svg:x2="5.45cm" svg:y2="5.387cm">
          <text:p/>
        </draw:line>
        <draw:line draw:style-name="gr17" draw:text-style-name="P1" draw:layer="layout" svg:x1="5.436cm" svg:y1="5.39cm" svg:x2="4.68cm" svg:y2="5.085cm">
          <text:p/>
        </draw:line>
        <draw:line draw:style-name="gr13" draw:text-style-name="P1" draw:layer="layout" svg:x1="5.955cm" svg:y1="5.158cm" svg:x2="4.671cm" svg:y2="8.064cm">
          <text:p/>
        </draw:line>
        <draw:line draw:style-name="gr18" draw:text-style-name="P1" draw:layer="layout" svg:x1="5.545cm" svg:y1="7.588cm" svg:x2="2.484cm" svg:y2="9.356cm">
          <text:p/>
        </draw:line>
        <draw:line draw:style-name="gr18" draw:text-style-name="P1" draw:layer="layout" svg:x1="2.659cm" svg:y1="8.078cm" svg:x2="8.805cm" svg:y2="8.078cm">
          <text:p/>
        </draw:line>
        <draw:frame draw:style-name="gr19" draw:text-style-name="P7" draw:layer="layout" svg:width="1.21cm" svg:height="0.472cm" svg:x="2.693cm" svg:y="6.409cm">
          <draw:text-box>
            <text:p><text:span text:style-name="T17">L</text:span><text:span text:style-name="T18">z</text:span><text:span text:style-name="T17"> = m</text:span><text:span text:style-name="T19">ħ</text:span></text:p>
          </draw:text-box>
        </draw:frame>
        <draw:custom-shape draw:style-name="gr20" draw:text-style-name="P1" draw:layer="layout" svg:width="0.352cm" svg:height="2.927cm" svg:x="4.199cm" svg:y="5.0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style-name="gr21" draw:text-style-name="P1" draw:layer="layout" svg:width="2.799cm" svg:height="2.792cm" svg:x="4.351cm" svg:y="14.27cm" svg:viewBox="0 0 2800 2793" svg:d="M0 0c97 5 195 6 292 16 94 10 188 23 281 42 91 18 182 41 271 68 87 26 174 57 258 92 83 35 165 73 245 116 79 42 156 88 230 138 74 49 145 102 214 158 68 56 134 116 196 178 63 62 123 128 179 196 57 69 110 140 159 214 50 74 96 150 138 229 43 80 81 162 116 245 35 84 66 170 93 257 27 89 50 180 68 271 19 93 33 187 43 281 10 97 11 195 17 292">
          <text:p/>
        </draw:path>
        <draw:frame draw:style-name="gr2" draw:text-style-name="P5" draw:layer="layout" svg:width="0.667cm" svg:height="0.64cm" svg:x="8.096cm" svg:y="17.17cm">
          <draw:text-box>
            <text:p><text:span text:style-name="T10">y</text:span></text:p>
          </draw:text-box>
        </draw:frame>
        <draw:frame draw:style-name="gr2" draw:text-style-name="P5" draw:layer="layout" svg:width="0.671cm" svg:height="0.64cm" svg:x="3.685cm" svg:y="13.068cm">
          <draw:text-box>
            <text:p><text:span text:style-name="T10">z</text:span></text:p>
          </draw:text-box>
        </draw:frame>
        <draw:line draw:style-name="gr17" draw:text-style-name="P1" draw:layer="layout" svg:x1="5.642cm" svg:y1="14.603cm" svg:x2="4.336cm" svg:y2="14.603cm">
          <text:p/>
        </draw:line>
        <draw:line draw:style-name="gr17" draw:text-style-name="P1" draw:layer="layout" svg:x1="6.478cm" svg:y1="15.287cm" svg:x2="4.327cm" svg:y2="15.287cm">
          <text:p/>
        </draw:line>
        <draw:line draw:style-name="gr17" draw:text-style-name="P1" draw:layer="layout" svg:x1="6.905cm" svg:y1="15.951cm" svg:x2="4.328cm" svg:y2="15.951cm">
          <text:p/>
        </draw:line>
        <draw:frame draw:style-name="gr2" draw:text-style-name="P5" draw:layer="layout" svg:width="1.395cm" svg:height="0.64cm" svg:x="2.986cm" svg:y="14.268cm">
          <draw:text-box>
            <text:p><text:span text:style-name="T10">m + 1</text:span></text:p>
          </draw:text-box>
        </draw:frame>
        <draw:frame draw:style-name="gr2" draw:text-style-name="P5" draw:layer="layout" svg:width="0.803cm" svg:height="0.64cm" svg:x="3.578cm" svg:y="14.968cm">
          <draw:text-box>
            <text:p><text:span text:style-name="T10">m</text:span></text:p>
          </draw:text-box>
        </draw:frame>
        <draw:frame draw:style-name="gr2" draw:text-style-name="P5" draw:layer="layout" svg:width="1.311cm" svg:height="0.64cm" svg:x="3.07cm" svg:y="15.668cm">
          <draw:text-box>
            <text:p><text:span text:style-name="T10">m - 1</text:span></text:p>
          </draw:text-box>
        </draw:frame>
        <draw:custom-shape draw:style-name="gr22" draw:text-style-name="P1" draw:layer="layout" svg:width="0.971cm" svg:height="0.194cm" draw:transform="skewX (-0.716632190868872) rotate (0.696386371545737) translate (5.803cm 14.931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2" draw:text-style-name="P1" draw:layer="layout" svg:width="0.876cm" svg:height="0.195cm" draw:transform="skewX (-0.66776297181303) rotate (-2.16193934444538) translate (7.201cm 15.312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 draw:text-style-name="P5" draw:layer="layout" svg:width="0.841cm" svg:height="0.722cm" svg:x="6.184cm" svg:y="14.241cm">
          <draw:text-box>
            <text:p><text:span text:style-name="T10">L</text:span><text:span text:style-name="T20">+</text:span></text:p>
          </draw:text-box>
        </draw:frame>
        <draw:frame draw:style-name="gr2" draw:text-style-name="P5" draw:layer="layout" svg:width="0.777cm" svg:height="0.722cm" svg:x="6.997cm" svg:y="15.153cm">
          <draw:text-box>
            <text:p><text:span text:style-name="T10">L</text:span><text:span text:style-name="T20">-</text:span></text:p>
          </draw:text-box>
        </draw:frame>
        <draw:line draw:style-name="gr23" draw:text-style-name="P1" draw:layer="layout" svg:x1="4.323cm" svg:y1="17.086cm" svg:x2="6.521cm" svg:y2="15.293cm">
          <text:p/>
        </draw:line>
        <draw:line draw:style-name="gr23" draw:text-style-name="P1" draw:layer="layout" svg:x1="4.323cm" svg:y1="17.087cm" svg:x2="5.659cm" svg:y2="14.585cm">
          <text:p/>
        </draw:line>
        <draw:line draw:style-name="gr23" draw:text-style-name="P1" draw:layer="layout" svg:x1="4.323cm" svg:y1="17.087cm" svg:x2="6.922cm" svg:y2="15.95cm">
          <text:p/>
        </draw:line>
        <draw:line draw:style-name="gr24" draw:text-style-name="P1" draw:layer="layout" svg:x1="3.774cm" svg:y1="17.079cm" svg:x2="8.589cm" svg:y2="17.079cm">
          <text:p/>
        </draw:line>
        <draw:line draw:style-name="gr24" draw:text-style-name="P1" draw:layer="layout" svg:x1="4.322cm" svg:y1="17.456cm" svg:x2="4.322cm" svg:y2="13.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obyčejné"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9T15:00:34.721000000</meta:creation-date>
    <dc:date>2014-07-08T09:59:48.223000000</dc:date>
    <meta:editing-duration>PT2H13M36S</meta:editing-duration>
    <meta:editing-cycles>14</meta:editing-cycles>
    <meta:generator>LibreOffice/4.2.5.2$Windows_x86 LibreOffice_project/61cb170a04bb1f12e77c884eab9192be736ec5f5</meta:generator>
    <meta:document-statistic meta:object-count="78"/>
  </office:meta>
</office:document-meta>
</file>